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o.b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oo.getSom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rtNullsStubbingTest.shouldNotThrowSmartNullPointerOn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martNullsStubbingTest.shouldSmartNPEPointToUnstubbedCa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o.getBarWithParams( int x , String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rtNullsStubbingTest.should_not_throw_NPE_when_verifying_with_returns_smart_nul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martNullsStubbingTest.shouldReturnOrdinaryEmptyValuesForOrdinary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martNullsStubbingTest.shouldThrowSmartNPEWhenMethodReturns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o.getSome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.returnsFromArg( T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rtNullsStubbingTest.unstubbedMethodInvokedHere( IMethods 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rtNullsStubbingTest.shouldShowParame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martNullsStubbing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rtNullsStubbingTest.shouldThrowSmartNPEWhenMethodReturnsInterf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martNullsStubbingTest.shouldNotThrowSmartNullPointerOnObject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martNullsStubbingTest.shouldShowParametersWhenParamsAreHu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